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Subtitle">
      <style:text-properties officeooo:rsid="0013c39a" officeooo:paragraph-rsid="0013c39a"/>
    </style:style>
    <style:style style:name="P2" style:family="paragraph" style:parent-style-name="Subtitle">
      <style:text-properties officeooo:rsid="0015afe6" officeooo:paragraph-rsid="0015afe6"/>
    </style:style>
    <style:style style:name="P3" style:family="paragraph" style:parent-style-name="Text_20_body">
      <style:text-properties officeooo:rsid="0013c39a" officeooo:paragraph-rsid="0013c39a"/>
    </style:style>
    <style:style style:name="P4" style:family="paragraph" style:parent-style-name="Text_20_body">
      <style:text-properties officeooo:rsid="0013c39a" officeooo:paragraph-rsid="0015afe6"/>
    </style:style>
    <style:style style:name="P5" style:family="paragraph" style:parent-style-name="Text_20_body">
      <style:text-properties fo:color="#5983b0" loext:opacity="100%" officeooo:rsid="0013c39a" officeooo:paragraph-rsid="0013c39a"/>
    </style:style>
    <style:style style:name="P6" style:family="paragraph" style:parent-style-name="Text_20_body">
      <style:text-properties fo:color="#5983b0" loext:opacity="100%" officeooo:rsid="0015afe6" officeooo:paragraph-rsid="0015afe6"/>
    </style:style>
    <style:style style:name="P7" style:family="paragraph" style:parent-style-name="Text_20_body">
      <style:text-properties officeooo:rsid="0015afe6" officeooo:paragraph-rsid="0015afe6"/>
    </style:style>
    <style:style style:name="T1" style:family="text">
      <style:text-properties fo:color="#5983b0" loext:opacity="100%"/>
    </style:style>
    <style:style style:name="T2" style:family="text">
      <style:text-properties fo:color="#5983b0" loext:opacity="100%" officeooo:rsid="0013c39a"/>
    </style:style>
    <style:style style:name="T3" style:family="text">
      <style:text-properties fo:color="#5983b0" loext:opacity="100%" officeooo:rsid="00160ca8"/>
    </style:style>
    <style:style style:name="T4" style:family="text">
      <style:text-properties fo:color="#5983b0" loext:opacity="100%" officeooo:rsid="00178225"/>
    </style:style>
    <style:style style:name="T5" style:family="text">
      <style:text-properties officeooo:rsid="00160ca8"/>
    </style:style>
    <style:style style:name="T6" style:family="text">
      <style:text-properties officeooo:rsid="00178225"/>
    </style:style>
    <style:style style:name="T7" style:family="text">
      <style:text-properties fo:color="#ffbf00" loext:opacity="100%"/>
    </style:style>
    <style:style style:name="T8" style:family="text">
      <style:text-properties fo:color="#ff8000" loext:opacity="100%"/>
    </style:style>
    <style:style style:name="T9" style:family="text">
      <style:text-properties fo:color="#729fcf" loext:opacity="100%"/>
    </style:style>
    <style:style style:name="T10" style:family="text">
      <style:text-properties fo:color="#ff972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ier Pedragosa Lozano</text:p>
      <text:p text:style-name="Title">Exercicis amb subconsultes per a practicar</text:p>
      <text:p text:style-name="Text_20_body"/>
      <text:p text:style-name="Text_20_body"/>
      <text:p text:style-name="Subtitle">1) Clients que viuen en ciutats que hi ha hotels (IN)</text:p>
      <text:p text:style-name="Text_20_body"><text:span text:style-name="T1">SELECT</text:span> cl.nom, cl.cognoms, cl.ciutat <text:span text:style-name="T2">FROM</text:span> clients cl</text:p>
      <text:p text:style-name="Text_20_body"><text:span text:style-name="T1">WHERE</text:span> cl.ciutat <text:span text:style-name="T2">IN</text:span> ( <text:span text:style-name="T1">SELECT </text:span><text:span text:style-name="T3">DISTINCT </text:span>cl.ciutat <text:span text:style-name="T1">FROM</text:span> hotels h </text:p>
      <text:p text:style-name="Text_20_body"/>
      <text:p text:style-name="P1">2) Categories d’habitacions reservades (IN)</text:p>
      <text:p text:style-name="P3"><text:span text:style-name="T1">SELECT</text:span> cat.categoria <text:span text:style-name="T1">FROM</text:span> categories cat</text:p>
      <text:p text:style-name="P3"><text:span text:style-name="T1">WHERE</text:span> <text:span text:style-name="T5">cat.</text:span>idCategoria <text:span text:style-name="T1">IN</text:span> ( <text:span text:style-name="T1">SELECT </text:span><text:span text:style-name="T4">DISTINCT</text:span> <text:span text:style-name="T5">h</text:span>.idCategoria <text:span text:style-name="T1">FROM</text:span> habitacions h, <text:tab/><text:tab/><text:tab/><text:tab/><text:tab/><text:tab/><text:tab/><text:tab/><text:tab/><text:tab/><text:tab/><text:tab/>reserveshab rh</text:p>
      <text:p text:style-name="P3"><text:tab/><text:span text:style-name="T1">WHERE</text:span> rh.numHabitacio = h.numeroHabitacio )</text:p>
      <text:p text:style-name="P3"/>
      <text:p text:style-name="P1">3) Paisos amb clients i hotels (UNION)</text:p>
      <text:p text:style-name="P3"><text:span text:style-name="T1">SELECT</text:span> p.pais <text:span text:style-name="T1">FROM</text:span> paisos p, clients c</text:p>
      <text:p text:style-name="P3"><text:span text:style-name="T1">WHERE</text:span> p.idPais = c.idPais</text:p>
      <text:p text:style-name="P5">UNION</text:p>
      <text:p text:style-name="P3"><text:span text:style-name="T1">SELECT</text:span> p.pais <text:span text:style-name="T1">FROM</text:span> paisos p, hotels h</text:p>
      <text:p text:style-name="P3"><text:span text:style-name="T1">WHERE</text:span> p.idPais = h.idPais</text:p>
      <text:p text:style-name="P3"/>
      <text:p text:style-name="P1">4) Hotels que ofereixen spa o piscina (IN)</text:p>
      <text:p text:style-name="P3"><text:span text:style-name="T1">SELECT</text:span> h.nomHotel <text:span text:style-name="T1">FROM</text:span> hotels h</text:p>
      <text:p text:style-name="P3"><text:span text:style-name="T1">WHERE</text:span> h.idHotel <text:span text:style-name="T1">IN</text:span> ( <text:span text:style-name="T1">SELECT </text:span><text:span text:style-name="T4">DISTINCT</text:span> <text:span text:style-name="T6">s</text:span>h.idHotel <text:span text:style-name="T1">FROM </text:span>serveis s, serveishotels sh</text:p>
      <text:p text:style-name="P4"><text:tab/><text:span text:style-name="T1">WHERE</text:span> (s.nomServei = <text:span text:style-name="T8">"Spa"</text:span> <text:span text:style-name="T1">OR</text:span> s.nomServei = <text:span text:style-name="T8">"Piscina"</text:span>) <text:span text:style-name="T1">AND</text:span></text:p>
      <text:p text:style-name="P4"><text:tab/><text:tab/>s.idServei = sh.idServei )</text:p>
      <text:p text:style-name="P4"/>
      <text:p text:style-name="P4"/>
      <text:p text:style-name="P2"><text:soft-page-break/>5) Categories d’hotels de 3 i 5 estrelles (UNION)</text:p>
      <text:p text:style-name="P7"><text:span text:style-name="T1">SELECT</text:span> <text:span text:style-name="T1">DISTINCT</text:span> h.estrelles, <text:span text:style-name="T8">"Estrelles"</text:span> <text:span text:style-name="T1">as</text:span> Estrelles, <text:span text:style-name="T8">"Categoria"</text:span> <text:span text:style-name="T1">as</text:span> Categoria, <text:tab/>c.idCategoria</text:p>
      <text:p text:style-name="P7"><text:span text:style-name="T1">FROM</text:span> hotels h, categories c, habitacions hab</text:p>
      <text:p text:style-name="P7"><text:span text:style-name="T1">WHERE</text:span> h.estrelles = <text:span text:style-name="T8">5</text:span> <text:span text:style-name="T1">AND</text:span> hab.idHotel = h.idHotel <text:span text:style-name="T1">AND</text:span> hab.idCategoria = c.idCategoria</text:p>
      <text:p text:style-name="P6">UNION</text:p>
      <text:p text:style-name="P7"><text:span text:style-name="T1">SELECT</text:span> <text:span text:style-name="T1">DISTINCT</text:span> h.estrelles, <text:span text:style-name="T8">"Estrelles"</text:span> <text:span text:style-name="T1">as</text:span> Estrelles, <text:span text:style-name="T8">"Categoria"</text:span> <text:span text:style-name="T1">as</text:span> Categoria, <text:tab/>c.idCategoria</text:p>
      <text:p text:style-name="P7"><text:span text:style-name="T1">FROM</text:span> hotels h, categories c, habitacions hab</text:p>
      <text:p text:style-name="P7"><text:span text:style-name="T1">WHERE</text:span> h.estrelles = <text:span text:style-name="T8">3</text:span> <text:span text:style-name="T1">AND</text:span> hab.idHotel = h.idHotel <text:span text:style-name="T1">AND</text:span> hab.idCategoria = c.idCategor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P Pier Sans" fo:font-family="'PP Pier Sans'" style:font-family-generic="swiss" style:font-pitch="variable" officeooo:rsid="0013c39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 Bold" fo:font-family="'PP Pier Sans Bold'" style:font-family-generic="swiss" style:font-pitch="variable" fo:font-size="28pt" style:text-underline-style="solid" style:text-underline-width="auto" style:text-underline-color="font-color" fo:font-weight="bold" officeooo:rsid="0013c39a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PP Pier Sans Bold" fo:font-family="'PP Pier Sans Bold'" style:font-family-generic="swiss" style:font-pitch="variable" fo:font-size="18pt" officeooo:rsid="0013c39a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8:48:26.336241041</meta:creation-date>
    <dc:date>2024-11-19T19:26:37.590945273</dc:date>
    <meta:editing-duration>PT15M8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28" meta:word-count="200" meta:character-count="1371" meta:non-whitespace-character-count="1180"/>
  </office:meta>
</office:document-meta>
</file>